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9.35cm"/>
    </style:style>
    <style:style style:name="co4" style:family="table-column">
      <style:table-column-properties fo:break-before="auto" style:column-width="4.872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2.073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184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1.76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20_Built-in_20_Comma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afaba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Comma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Comma">
      <style:table-cell-properties fo:border-bottom="none" fo:background-color="#d0cec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Excel_20_Built-in_20_Comma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Comma">
      <style:table-cell-properties fo:border-bottom="none" fo:background-color="#d0cec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Excel_20_Built-in_20_Comma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7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89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20"/>
        <table:table-column table:style-name="co7" table:default-cell-style-name="ce23"/>
        <table:table-column table:style-name="co8" table:default-cell-style-name="ce23"/>
        <table:table-column table:style-name="co5" table:default-cell-style-name="ce23"/>
        <table:table-column table:style-name="co9" table:default-cell-style-name="ce23"/>
        <table:table-column table:style-name="co10" table:default-cell-style-name="ce23"/>
        <table:table-column table:style-name="co9" table:default-cell-style-name="ce23"/>
        <table:table-column table:style-name="co11" table:default-cell-style-name="ce23"/>
        <table:table-column table:style-name="co9" table:default-cell-style-name="ce23"/>
        <table:table-column table:style-name="co12" table:default-cell-style-name="ce23"/>
        <table:table-column table:style-name="co9" table:number-columns-repeated="5" table:default-cell-style-name="ce23"/>
        <table:table-column table:style-name="co13" table:number-columns-repeated="1004" table:default-cell-style-name="ce38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2" office:value-type="string" calcext:value-type="string" table:number-columns-spanned="7" table:number-rows-spanned="1">
            <text:p>RENDIMENTOS</text:p>
          </table:table-cell>
          <table:covered-table-cell table:number-columns-repeated="5" table:style-name="ce19"/>
          <table:covered-table-cell table:style-name="ce25"/>
          <table:table-cell table:style-name="ce47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53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53"/>
          <table:table-cell table:style-name="ce47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30" office:value-type="string" office:string-value="Indenizações" calcext:value-type="string" table:number-columns-spanned="3" table:number-rows-spanned="2">
            <text:p><text:s/>Indenizações </text:p>
          </table:table-cell>
          <table:covered-table-cell table:style-name="ce32"/>
          <table:covered-table-cell table:style-name="ce34"/>
          <table:table-cell table:style-name="ce9" table:number-columns-repeated="1004"/>
        </table:table-row>
        <table:table-row table:style-name="ro1">
          <table:covered-table-cell table:number-columns-repeated="4" table:style-name="ce2"/>
          <table:table-cell table:style-name="ce41" office:value-type="string" calcext:value-type="string" table:number-columns-spanned="2" table:number-rows-spanned="1">
            <text:p>Remuneração Básica</text:p>
          </table:table-cell>
          <table:covered-table-cell table:style-name="ce41"/>
          <table:table-cell table:style-name="ce46" office:value-type="string" office:string-value="Remuneração Eventual ou temporária" calcext:value-type="string" table:number-columns-spanned="5" table:number-rows-spanned="1">
            <text:p><text:s/>Remuneração Eventual ou temporária </text:p>
          </table:table-cell>
          <table:covered-table-cell table:number-columns-repeated="3" table:style-name="ce24"/>
          <table:covered-table-cell table:style-name="ce26"/>
          <table:covered-table-cell table:style-name="ce27"/>
          <table:table-cell table:style-name="ce46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46"/>
          <table:table-cell table:style-name="ce47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7"/>
          <table:covered-table-cell table:style-name="ce31"/>
          <table:covered-table-cell table:style-name="ce33"/>
          <table:covered-table-cell table:style-name="ce35"/>
          <table:table-cell table:style-name="ce36" table:number-columns-repeated="1004"/>
        </table:table-row>
        <table:table-row table:style-name="ro2">
          <table:covered-table-cell table:number-columns-repeated="4" table:style-name="ce1"/>
          <table:table-cell table:style-name="ce14" office:value-type="string" calcext:value-type="string">
            <office:annotation draw:style-name="gr1" draw:text-style-name="P2" svg:width="5.268cm" svg:height="1.47cm" svg:x="27.354cm" svg:y="0.217cm" draw:caption-point-x="-1.412cm" draw:caption-point-y="0.586cm">
              <dc:date>2019-03-18T00:00:00</dc:date>
              <text:p text:style-name="P1"><text:span text:style-name="T1">Vencimento Básico</text:span></text:p>
              <text:p text:style-name="P1"><text:span text:style-name="T1">Gratificação de Promotoria</text:span></text:p>
              <text:p text:style-name="P1"><text:span text:style-name="T1"/></text:p>
            </office:annotation>
            <text:p>Remuneração Cargo Efetivo</text:p>
          </table:table-cell>
          <table:table-cell table:style-name="ce1" office:value-type="string" calcext:value-type="string">
            <office:annotation draw:style-name="gr2" draw:text-style-name="P2" svg:width="9.965cm" svg:height="3.969cm" svg:x="30.64cm" svg:y="0.528cm" draw:caption-point-x="-2.347cm" draw:caption-point-y="0.275cm">
              <dc:date>2019-03-18T00:00:00</dc:date>
              <text:p text:style-name="P1"><text:span text:style-name="T1">Gratificação de Promotoria Incorporada</text:span></text:p>
              <text:p text:style-name="P1"><text:span text:style-name="T1">Gratificação Representação Incorporada</text:span></text:p>
              <text:p text:style-name="P1"><text:span text:style-name="T1">Adicional por Tempo de Serviço</text:span></text:p>
              <text:p text:style-name="P1"><text:span text:style-name="T1">Adicional sobre Gratificação de Repres. Incorporada</text:span></text:p>
              <text:p text:style-name="P1"><text:span text:style-name="T1">Sexta Parte</text:span></text:p>
              <text:p text:style-name="P1"><text:span text:style-name="T1">Sexta Parte sobre Gratific. Represent. Incorporada</text:span></text:p>
              <text:p text:style-name="P1"><text:span text:style-name="T1">Art. 133CE - Diferença de Vencimentos</text:span></text:p>
              <text:p text:style-name="P1"><text:span text:style-name="T1">LC 924/04 - Diferença de Vencimentos</text:span></text:p>
            </office:annotation>
            <text:p>Outras Verbas Remuneratórias, Legais ou Judiciais</text:p>
          </table:table-cell>
          <table:table-cell table:style-name="ce47" office:value-type="string" office:string-value="Função de Confiança ou Cargo em Comissão" calcext:value-type="string">
            <office:annotation draw:style-name="gr3" draw:text-style-name="P2" svg:width="7.506cm" svg:height="3.096cm" svg:x="33.496cm" svg:y="0.528cm" draw:caption-point-x="-3.131cm" draw:caption-point-y="0.275cm">
              <dc:date>2019-03-18T00:00:00</dc:date>
              <text:p text:style-name="P1"><text:span text:style-name="T1">Gratificação de Representação</text:span></text:p>
              <text:p text:style-name="P1"><text:span text:style-name="T1">Ato Normativo 766/2013-PGJ-03/04/2013</text:span></text:p>
              <text:p text:style-name="P1"><text:span text:style-name="T1">Pro-Labore Dirigente Assessoria Técnica</text:span></text:p>
              <text:p text:style-name="P1"><text:span text:style-name="T1">Pro-Labora Sub Adm. Cargo Novo Criado</text:span></text:p>
              <text:p text:style-name="P1"><text:span text:style-name="T1">Gratificação de Diligência</text:span></text:p>
              <text:p text:style-name="P1"><text:span text:style-name="T1">Substituição Eventual (NU/CC-SF)</text:span></text:p>
            </office:annotation>
            <text:p><text:s/>Função de Confiança ou Cargo em Comissão </text:p>
          </table:table-cell>
          <table:table-cell table:style-name="ce47" office:value-type="string" office:string-value="Gratificação Natalina (13º  sal.)" calcext:value-type="string">
            <text:p><text:s/>Gratificação Natalina (13º <text:s/>sal.) </text:p>
          </table:table-cell>
          <table:table-cell table:style-name="ce47" office:value-type="string" office:string-value="Férias (1/3 Constiticional)" calcext:value-type="string">
            <text:p><text:s/>Férias (1/3 Constiticional) </text:p>
          </table:table-cell>
          <table:table-cell table:style-name="ce47" office:value-type="string" office:string-value="Gratificação de Qualificação" calcext:value-type="string">
            <text:p><text:s/>Gratificação de Qualificação </text:p>
          </table:table-cell>
          <table:table-cell table:style-name="ce47" office:value-type="string" office:string-value="Abono de Permanência" calcext:value-type="string">
            <text:p><text:s/>Abono de Permanência </text:p>
          </table:table-cell>
          <table:covered-table-cell table:style-name="ce27"/>
          <table:table-cell table:style-name="ce29" office:value-type="string" office:string-value="Contribuição Previdenciária" calcext:value-type="string">
            <text:p><text:s/>Contribuição Previdenciária </text:p>
          </table:table-cell>
          <table:table-cell table:style-name="ce29" office:value-type="string" office:string-value="Imposto de Renda" calcext:value-type="string">
            <text:p><text:s/>Imposto de Renda </text:p>
          </table:table-cell>
          <table:table-cell table:style-name="ce29" office:value-type="string" office:string-value="Retenção por Teto Constitucional" calcext:value-type="string">
            <office:annotation draw:style-name="gr1" draw:text-style-name="P2" svg:width="3.549cm" svg:height="1.47cm" svg:x="52.521cm" svg:y="0.283cm" draw:caption-point-x="-5.974cm" draw:caption-point-y="0.52cm">
              <dc:date>2019-03-18T00:00:00</dc:date>
              <text:p text:style-name="P1"><text:span text:style-name="T1">N/A : Não se Aplica ao MPSP</text:span></text:p>
              <text:p text:style-name="P1"><text:span text:style-name="T2"/></text:p>
            </office:annotation>
            <text:p><text:s/>Retenção por Teto Constitucional </text:p>
          </table:table-cell>
          <table:covered-table-cell table:number-columns-repeated="2" table:style-name="ce27"/>
          <table:table-cell table:style-name="ce1" office:value-type="string" calcext:value-type="string">
            <text:p>Auxilio Transporte</text:p>
          </table:table-cell>
          <table:table-cell table:style-name="ce1" office:value-type="string" calcext:value-type="string">
            <text:p>Auxilio Alimentação</text:p>
          </table:table-cell>
          <table:table-cell table:style-name="ce1" office:value-type="string" calcext:value-type="string">
            <text:p>Auxilio Creche</text:p>
          </table:table-cell>
          <table:table-cell table:style-name="ce37" table:number-columns-repeated="1004"/>
        </table:table-row>
        <table:table-row table:style-name="ro3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ABEL VIEIRA DE MENEZES FILHO</text:p>
          </table:table-cell>
          <table:table-cell table:style-name="ce8" office:value-type="string" calcext:value-type="string">
            <text:p>AREA REGIONAL DA CAPITAL</text:p>
          </table:table-cell>
          <table:table-cell table:style-name="ce8" office:value-type="string" calcext:value-type="string">
            <text:p>AUXILIAR DE PROMOTORIA I</text:p>
          </table:table-cell>
          <table:table-cell table:style-name="ce15" office:value-type="float" office:value="4175.46" calcext:value-type="float">
            <text:p><text:s/>4.175,46 </text:p>
          </table:table-cell>
          <table:table-cell table:style-name="ce15" office:value-type="float" office:value="2195.98" calcext:value-type="float">
            <text:p><text:s/>2.195,98 </text:p>
          </table:table-cell>
          <table:table-cell table:number-columns-repeated="5" table:style-name="ce15" office:value-type="float" office:value="0" calcext:value-type="float">
            <text:p><text:s/>- </text:p>
          </table:table-cell>
          <table:table-cell table:style-name="ce15" table:formula="of:=SUM([.E4:.K4])" office:value-type="float" office:value="6371.44" calcext:value-type="float">
            <text:p><text:s/>6.371,44 </text:p>
          </table:table-cell>
          <table:table-cell table:style-name="ce15" office:value-type="float" office:value="828.27" calcext:value-type="float">
            <text:p><text:s/>828,27 </text:p>
          </table:table-cell>
          <table:table-cell table:style-name="ce15" office:value-type="float" office:value="690.05" calcext:value-type="float">
            <text:p><text:s/>690,05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table:formula="of:=SUM([.M4:.O4])" office:value-type="float" office:value="1518.32" calcext:value-type="float">
            <text:p><text:s/>1.518,32 </text:p>
          </table:table-cell>
          <table:table-cell table:style-name="ce15" table:formula="of:=+[.L4]-[.P4]" office:value-type="float" office:value="4853.12" calcext:value-type="float">
            <text:p><text:s/>4.853,12 </text:p>
          </table:table-cell>
          <table:table-cell table:style-name="ce15" office:value-type="float" office:value="281.58" calcext:value-type="float">
            <text:p><text:s/>281,58 </text:p>
          </table:table-cell>
          <table:table-cell table:style-name="ce15" office:value-type="float" office:value="920" calcext:value-type="float">
            <text:p><text:s/>920,00 </text:p>
          </table:table-cell>
          <table:table-cell table:style-name="ce15" office:value-type="float" office:value="0" calcext:value-type="float">
            <text:p><text:s/>- </text:p>
          </table:table-cell>
          <table:table-cell table:number-columns-repeated="1004"/>
        </table:table-row>
        <table:table-row table:style-name="ro3" table:number-rows-repeated="1043289">
          <table:table-cell table:number-columns-repeated="1024"/>
        </table:table-row>
        <table:table-row table:style-name="ro4" table:number-rows-repeated="528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_xlnm._FilterDatabase" table:base-cell-address="$'Tabela I'.$A$1" table:expression="'tabela i'!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8:18:05.2435210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20:21:18</meta:creation-date>
    <dc:date>2021-01-29T18:19:17.393651431</dc:date>
    <meta:generator>LibreOffice/6.4.4.2$Linux_X86_64 LibreOffice_project/40$Build-2</meta:generator>
    <meta:editing-duration>PT1M12S</meta:editing-duration>
    <meta:editing-cycles>1</meta:editing-cycles>
    <meta:document-statistic meta:table-count="1" meta:cell-count="46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